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9]/[.F9]" office:value-type="float" office:value="1" calcext:value-type="float">
            <text:p>1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9]/[.O9]" office:value-type="float" office:value="1" calcext:value-type="float">
            <text:p>1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.0481331903999999" calcext:value-type="float">
            <text:p>0.0481331904</text:p>
          </table:table-cell>
          <table:table-cell/>
          <table:table-cell table:style-name="ce3" office:value-type="float" office:value="0.0481331926081431" calcext:value-type="float">
            <text:p>0.0481331926</text:p>
          </table:table-cell>
          <table:table-cell/>
          <table:table-cell table:formula="of:=[.D10]/[.F10]" office:value-type="float" office:value="0.999999954124315" calcext:value-type="float">
            <text:p>0.9999999541</text:p>
          </table:table-cell>
          <table:table-cell table:formula="of:=[.D10]-[.F10]" office:value-type="float" office:value="-0.00000000220814319606966" calcext:value-type="float">
            <text:p>-2.20814319606966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10]/[.O10]" office:value-type="float" office:value="0.999999999999994" calcext:value-type="float">
            <text:p>1</text:p>
          </table:table-cell>
          <table:table-cell table:formula="of:=[.M10]-[.O10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03113" calcext:value-type="float">
            <text:p>0.0046729901</text:p>
          </table:table-cell>
          <table:table-cell/>
          <table:table-cell table:formula="of:=[.D12]/[.F12]" office:value-type="float" office:value="1.00000000003347" calcext:value-type="float">
            <text:p>1</text:p>
          </table:table-cell>
          <table:table-cell table:formula="of:=[.D12]-[.F12]" office:value-type="float" office:value="0.000000000000156400066508855" calcext:value-type="float">
            <text:p>1.56400066508855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12]/[.O12]" office:value-type="float" office:value="1.00000000000004" calcext:value-type="float">
            <text:p>1</text:p>
          </table:table-cell>
          <table:table-cell table:formula="of:=[.M12]-[.O12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0665951999998" calcext:value-type="float">
            <text:p>0.240665952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13]/[.F13]" office:value-type="float" office:value="0.999999862339666" calcext:value-type="float">
            <text:p>0.9999998623</text:p>
          </table:table-cell>
          <table:table-cell table:formula="of:=[.D13]-[.F13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13]/[.O13]" office:value-type="float" office:value="1" calcext:value-type="float">
            <text:p>1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15]/[.F15]" office:value-type="float" office:value="1" calcext:value-type="float">
            <text:p>1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1" calcext:value-type="float">
            <text:p>1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21]/[.F21]" office:value-type="float" office:value="1" calcext:value-type="float">
            <text:p>1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21]/[.O21]" office:value-type="float" office:value="1" calcext:value-type="float">
            <text:p>1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03999999" calcext:value-type="float">
            <text:p>0.0481331904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22]/[.F22]" office:value-type="float" office:value="0.999999954124308" calcext:value-type="float">
            <text:p>0.9999999541</text:p>
          </table:table-cell>
          <table:table-cell table:formula="of:=[.D22]-[.F22]" office:value-type="float" office:value="-0.00000000220814350138099" calcext:value-type="float">
            <text:p>-2.2081435013809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22]/[.O22]" office:value-type="float" office:value="0.999999999999994" calcext:value-type="float">
            <text:p>1</text:p>
          </table:table-cell>
          <table:table-cell table:formula="of:=[.M22]-[.O22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24]/[.F24]" office:value-type="float" office:value="1.00000000003351" calcext:value-type="float">
            <text:p>1</text:p>
          </table:table-cell>
          <table:table-cell table:formula="of:=[.D24]-[.F24]" office:value-type="float" office:value="0.000000000000156570069409501" calcext:value-type="float">
            <text:p>1.56570069409501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24]/[.O24]" office:value-type="float" office:value="1.00000000000004" calcext:value-type="float">
            <text:p>1</text:p>
          </table:table-cell>
          <table:table-cell table:formula="of:=[.M24]-[.O24]" office:value-type="float" office:value="1.795438797636E-016" calcext:value-type="float">
            <text:p>1.8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51999998" calcext:value-type="float">
            <text:p>0.240665952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25]/[.F25]" office:value-type="float" office:value="0.999999862339666" calcext:value-type="float">
            <text:p>0.9999998623</text:p>
          </table:table-cell>
          <table:table-cell table:formula="of:=[.D25]-[.F25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25]/[.O25]" office:value-type="float" office:value="1" calcext:value-type="float">
            <text:p>1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1" calcext:value-type="float">
            <text:p>1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33]/[.F33]" office:value-type="float" office:value="1" calcext:value-type="float">
            <text:p>1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03999999" calcext:value-type="float">
            <text:p>0.0481331904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34]/[.F34]" office:value-type="float" office:value="0.999999954124308" calcext:value-type="float">
            <text:p>0.9999999541</text:p>
          </table:table-cell>
          <table:table-cell table:formula="of:=[.D34]-[.F34]" office:value-type="float" office:value="-0.00000000220814350138099" calcext:value-type="float">
            <text:p>-2.2081435013809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03095" calcext:value-type="float">
            <text:p>0.0046729901</text:p>
          </table:table-cell>
          <table:table-cell/>
          <table:table-cell table:formula="of:=[.D36]/[.F36]" office:value-type="float" office:value="1.00000000003351" calcext:value-type="float">
            <text:p>1</text:p>
          </table:table-cell>
          <table:table-cell table:formula="of:=[.D36]-[.F36]" office:value-type="float" office:value="0.000000000000156579610388619" calcext:value-type="float">
            <text:p>1.56579610388619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36]/[.O36]" office:value-type="float" office:value="0.999999999999998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51999998" calcext:value-type="float">
            <text:p>0.240665952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37]/[.F37]" office:value-type="float" office:value="0.999999862339666" calcext:value-type="float">
            <text:p>0.9999998623</text:p>
          </table:table-cell>
          <table:table-cell table:formula="of:=[.D37]-[.F37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37]/[.O37]" office:value-type="float" office:value="1" calcext:value-type="float">
            <text:p>1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395.40046718607" calcext:value-type="float">
            <text:p>3395.4004671861</text:p>
          </table:table-cell>
          <table:table-cell/>
          <table:table-cell table:style-name="ce3" office:value-type="float" office:value="3395.40046718607" calcext:value-type="float">
            <text:p>3395.4004671861</text:p>
          </table:table-cell>
          <table:table-cell/>
          <table:table-cell table:formula="of:=[.D45]/[.F45]" office:value-type="float" office:value="1" calcext:value-type="float">
            <text:p>1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395.40046718607" calcext:value-type="float">
            <text:p>3395.4004671861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formula="of:=[.M45]/[.O45]" office:value-type="float" office:value="1" calcext:value-type="float">
            <text:p>1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.0481331903999999" calcext:value-type="float">
            <text:p>0.0481331904</text:p>
          </table:table-cell>
          <table:table-cell/>
          <table:table-cell table:style-name="ce3" office:value-type="float" office:value="0.0481331926081434" calcext:value-type="float">
            <text:p>0.0481331926</text:p>
          </table:table-cell>
          <table:table-cell/>
          <table:table-cell table:formula="of:=[.D46]/[.F46]" office:value-type="float" office:value="0.999999954124308" calcext:value-type="float">
            <text:p>0.9999999541</text:p>
          </table:table-cell>
          <table:table-cell table:formula="of:=[.D46]-[.F46]" office:value-type="float" office:value="-0.00000000220814350138099" calcext:value-type="float">
            <text:p>-2.2081435013809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.0481331926081431" calcext:value-type="float">
            <text:p>0.0481331926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formula="of:=[.M46]/[.O46]" office:value-type="float" office:value="0.999999999999994" calcext:value-type="float">
            <text:p>1</text:p>
          </table:table-cell>
          <table:table-cell table:formula="of:=[.M46]-[.O46]" office:value-type="float" office:value="-3.05311331771918E-016" calcext:value-type="float">
            <text:p>-3.05E-01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467299010618753" calcext:value-type="float">
            <text:p>0.0046729901</text:p>
          </table:table-cell>
          <table:table-cell/>
          <table:table-cell table:style-name="ce3" office:value-type="float" office:value="0.00467299010603096" calcext:value-type="float">
            <text:p>0.0046729901</text:p>
          </table:table-cell>
          <table:table-cell/>
          <table:table-cell table:formula="of:=[.D48]/[.F48]" office:value-type="float" office:value="1.00000000003351" calcext:value-type="float">
            <text:p>1</text:p>
          </table:table-cell>
          <table:table-cell table:formula="of:=[.D48]-[.F48]" office:value-type="float" office:value="0.000000000000156570069409501" calcext:value-type="float">
            <text:p>1.56570069409501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.00467299010603113" calcext:value-type="float">
            <text:p>0.0046729901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formula="of:=[.M48]/[.O48]" office:value-type="float" office:value="1.00000000000004" calcext:value-type="float">
            <text:p>1</text:p>
          </table:table-cell>
          <table:table-cell table:formula="of:=[.M48]-[.O48]" office:value-type="float" office:value="1.70002900645727E-016" calcext:value-type="float">
            <text:p>1.70E-016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0665951999998" calcext:value-type="float">
            <text:p>0.240665952</text:p>
          </table:table-cell>
          <table:table-cell/>
          <table:table-cell table:style-name="ce3" office:value-type="float" office:value="0.240665985130158" calcext:value-type="float">
            <text:p>0.2406659851</text:p>
          </table:table-cell>
          <table:table-cell/>
          <table:table-cell table:formula="of:=[.D49]/[.F49]" office:value-type="float" office:value="0.999999862339666" calcext:value-type="float">
            <text:p>0.9999998623</text:p>
          </table:table-cell>
          <table:table-cell table:formula="of:=[.D49]-[.F49]" office:value-type="float" office:value="-0.0000000331301600042799" calcext:value-type="float">
            <text:p>-3.31301600042799E-00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0665985130158" calcext:value-type="float">
            <text:p>0.2406659851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formula="of:=[.M49]/[.O49]" office:value-type="float" office:value="1" calcext:value-type="float">
            <text:p>1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226.671059286136" calcext:value-type="float">
            <text:p>226.6710592861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1" calcext:value-type="float">
            <text:p>1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33]" office:value-type="float" office:value="3395.40046718607" calcext:value-type="float">
            <text:p>3395.4004671861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34]" office:value-type="float" office:value="0.0481331926081434" calcext:value-type="float">
            <text:p>0.0481331926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36]" office:value-type="float" office:value="0.00467299010603095" calcext:value-type="float">
            <text:p>0.0046729901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37]" office:value-type="float" office:value="0.240665985130158" calcext:value-type="float">
            <text:p>0.2406659851</text:p>
          </table:table-cell>
          <table:table-cell/>
          <table:table-cell table:formula="of:=[.M61]/[.O61]" office:value-type="float" office:value="1" calcext:value-type="float">
            <text:p>1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395.40046718607" calcext:value-type="float">
            <text:p>3395.4004671861</text:p>
          </table:table-cell>
          <table:table-cell/>
          <table:table-cell table:style-name="ce4" table:formula="of:=[.F21]" office:value-type="float" office:value="3395.40046718607" calcext:value-type="float">
            <text:p>3395.4004671861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.0481331926081434" calcext:value-type="float">
            <text:p>0.0481331926</text:p>
          </table:table-cell>
          <table:table-cell/>
          <table:table-cell table:style-name="ce4" table:formula="of:=[.F22]" office:value-type="float" office:value="0.0481331926081434" calcext:value-type="float">
            <text:p>0.0481331926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467299010603096" calcext:value-type="float">
            <text:p>0.0046729901</text:p>
          </table:table-cell>
          <table:table-cell/>
          <table:table-cell table:style-name="ce4" table:formula="of:=[.F24]" office:value-type="float" office:value="0.00467299010603096" calcext:value-type="float">
            <text:p>0.0046729901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0665985130158" calcext:value-type="float">
            <text:p>0.2406659851</text:p>
          </table:table-cell>
          <table:table-cell/>
          <table:table-cell table:style-name="ce4" table:formula="of:=[.F25]" office:value-type="float" office:value="0.240665985130158" calcext:value-type="float">
            <text:p>0.2406659851</text:p>
          </table:table-cell>
          <table:table-cell/>
          <table:table-cell table:formula="of:=[.M73]/[.O73]" office:value-type="float" office:value="1" calcext:value-type="float">
            <text:p>1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3483.03798334435" calcext:value-type="float">
            <text:p>3483.0379833444</text:p>
          </table:table-cell>
          <table:table-cell/>
          <table:table-cell table:style-name="ce3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1.00000004599945" calcext:value-type="float">
            <text:p>1.000000046</text:p>
          </table:table-cell>
          <table:table-cell table:formula="of:=[.D9]-[.F9]" office:value-type="float" office:value="0.000160217819939135" calcext:value-type="float">
            <text:p>0.000160217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9]/[.O9]" office:value-type="float" office:value="1.00000000638347" calcext:value-type="float">
            <text:p>1.0000000064</text:p>
          </table:table-cell>
          <table:table-cell table:formula="of:=[.M9]-[.O9]" office:value-type="float" office:value="0.0000222338799176214" calcext:value-type="float">
            <text:p>2.22E-00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8.601117528258" calcext:value-type="float">
            <text:p>18.6011175283</text:p>
          </table:table-cell>
          <table:table-cell/>
          <table:table-cell table:style-name="ce3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0.994149767185976" calcext:value-type="float">
            <text:p>0.9941497672</text:p>
          </table:table-cell>
          <table:table-cell table:formula="of:=[.D10]-[.F10]" office:value-type="float" office:value="-0.1094612418905" calcext:value-type="float">
            <text:p>-0.109461241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10]/[.O10]" office:value-type="float" office:value="1.00000001183716" calcext:value-type="float">
            <text:p>1.0000000118</text:p>
          </table:table-cell>
          <table:table-cell table:formula="of:=[.M10]-[.O10]" office:value-type="float" office:value="0.000000221480100037752" calcext:value-type="float">
            <text:p>2.21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11]/[.O11]" office:value-type="float" office:value="-0.0919238220075933" calcext:value-type="float">
            <text:p>-0.091923822</text:p>
          </table:table-cell>
          <table:table-cell table:formula="of:=[.M11]-[.O11]" office:value-type="float" office:value="0.0000000000000351283071819561" calcext:value-type="float">
            <text:p>3.51E-014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2.63019549439106" calcext:value-type="float">
            <text:p>2.6301954944</text:p>
          </table:table-cell>
          <table:table-cell/>
          <table:table-cell table:style-name="ce3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1.00000351945429" calcext:value-type="float">
            <text:p>1.0000035195</text:p>
          </table:table-cell>
          <table:table-cell table:formula="of:=[.D12]-[.F12]" office:value-type="float" office:value="0.0000092568202401111" calcext:value-type="float">
            <text:p>9.2568202401111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12]/[.O12]" office:value-type="float" office:value="0.999999861463689" calcext:value-type="float">
            <text:p>0.9999998615</text:p>
          </table:table-cell>
          <table:table-cell table:formula="of:=[.M12]-[.O12]" office:value-type="float" office:value="-0.000000364376349981654" calcext:value-type="float">
            <text:p>-3.64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244948907244361" calcext:value-type="float">
            <text:p>0.2449489072</text:p>
          </table:table-cell>
          <table:table-cell/>
          <table:table-cell table:style-name="ce3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0.984760345516355" calcext:value-type="float">
            <text:p>0.9847603455</text:p>
          </table:table-cell>
          <table:table-cell table:formula="of:=[.D13]-[.F13]" office:value-type="float" office:value="-0.00379070575856" calcext:value-type="float">
            <text:p>-0.003790705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13]/[.O13]" office:value-type="float" office:value="0.999999986047824" calcext:value-type="float">
            <text:p>0.999999986</text:p>
          </table:table-cell>
          <table:table-cell table:formula="of:=[.M13]-[.O13]" office:value-type="float" office:value="-0.00000000347045897575171" calcext:value-type="float">
            <text:p>-3.47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14]/[.O14]" office:value-type="float" office:value="-0.104706481016476" calcext:value-type="float">
            <text:p>-0.104706481</text:p>
          </table:table-cell>
          <table:table-cell table:formula="of:=[.M14]-[.O14]" office:value-type="float" office:value="1.15475774069569E-015" calcext:value-type="float">
            <text:p>1.15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1.00000000000002" calcext:value-type="float">
            <text:p>1</text:p>
          </table:table-cell>
          <table:table-cell table:formula="of:=[.D15]-[.F15]" office:value-type="float" office:value="0.00000000000200373051484348" calcext:value-type="float">
            <text:p>2.00373051484348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.99999999999998" calcext:value-type="float">
            <text:p>1</text:p>
          </table:table-cell>
          <table:table-cell table:formula="of:=[.M15]-[.O15]" office:value-type="float" office:value="-0.00000000000200373051484348" calcext:value-type="float">
            <text:p>-2.00E-01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98334435" calcext:value-type="float">
            <text:p>3483.0379833444</text:p>
          </table:table-cell>
          <table:table-cell/>
          <table:table-cell table:style-name="ce3" office:value-type="float" office:value="3483.03780089265" calcext:value-type="float">
            <text:p>3483.0378008927</text:p>
          </table:table-cell>
          <table:table-cell/>
          <table:table-cell table:formula="of:=[.D21]/[.F21]" office:value-type="float" office:value="1.00000005238292" calcext:value-type="float">
            <text:p>1.0000000524</text:p>
          </table:table-cell>
          <table:table-cell table:formula="of:=[.D21]-[.F21]" office:value-type="float" office:value="0.000182451699856756" calcext:value-type="float">
            <text:p>0.000182451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formula="of:=[.M21]/[.O21]" office:value-type="float" office:value="0.999999997761718" calcext:value-type="float">
            <text:p>0.9999999978</text:p>
          </table:table-cell>
          <table:table-cell table:formula="of:=[.M21]-[.O21]" office:value-type="float" office:value="-0.00000779601987233036" calcext:value-type="float">
            <text:p>-7.8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01117528258" calcext:value-type="float">
            <text:p>18.6011175283</text:p>
          </table:table-cell>
          <table:table-cell/>
          <table:table-cell table:style-name="ce3" office:value-type="float" office:value="18.7105785486684" calcext:value-type="float">
            <text:p>18.7105785487</text:p>
          </table:table-cell>
          <table:table-cell/>
          <table:table-cell table:formula="of:=[.D22]/[.F22]" office:value-type="float" office:value="0.994149778953885" calcext:value-type="float">
            <text:p>0.994149779</text:p>
          </table:table-cell>
          <table:table-cell table:formula="of:=[.D22]-[.F22]" office:value-type="float" office:value="-0.1094610204104" calcext:value-type="float">
            <text:p>-0.109461020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formula="of:=[.M22]/[.O22]" office:value-type="float" office:value="0.999999995594027" calcext:value-type="float">
            <text:p>0.9999999956</text:p>
          </table:table-cell>
          <table:table-cell table:formula="of:=[.M22]-[.O22]" office:value-type="float" office:value="-0.0000000824382979658367" calcext:value-type="float">
            <text:p>-8.2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321710237234039" calcext:value-type="float">
            <text:p>-3.21710237234039E-014</text:p>
          </table:table-cell>
          <table:table-cell/>
          <table:table-cell table:formula="of:=[.D23]/[.F23]" office:value-type="float" office:value="-0" calcext:value-type="float">
            <text:p>0</text:p>
          </table:table-cell>
          <table:table-cell table:formula="of:=[.D23]-[.F23]" office:value-type="float" office:value="0.0000000000000321710237234039" calcext:value-type="float">
            <text:p>3.21710237234039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23]/[.O23]" office:value-type="float" office:value="-0.109651968599038" calcext:value-type="float">
            <text:p>-0.1096519686</text:p>
          </table:table-cell>
          <table:table-cell table:formula="of:=[.M23]-[.O23]" office:value-type="float" office:value="0.0000000000000299270086384627" calcext:value-type="float">
            <text:p>2.99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9549439106" calcext:value-type="float">
            <text:p>2.6301954944</text:p>
          </table:table-cell>
          <table:table-cell/>
          <table:table-cell table:style-name="ce3" office:value-type="float" office:value="2.63018660194717" calcext:value-type="float">
            <text:p>2.6301866019</text:p>
          </table:table-cell>
          <table:table-cell/>
          <table:table-cell table:formula="of:=[.D24]/[.F24]" office:value-type="float" office:value="1.00000338091749" calcext:value-type="float">
            <text:p>1.0000033809</text:p>
          </table:table-cell>
          <table:table-cell table:formula="of:=[.D24]-[.F24]" office:value-type="float" office:value="0.00000889244389012944" calcext:value-type="float">
            <text:p>8.89244389012944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formula="of:=[.M24]/[.O24]" office:value-type="float" office:value="1.00000004857605" calcext:value-type="float">
            <text:p>1.0000000486</text:p>
          </table:table-cell>
          <table:table-cell table:formula="of:=[.M24]-[.O24]" office:value-type="float" office:value="0.000000127764059776325" calcext:value-type="float">
            <text:p>1.28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4948907244361" calcext:value-type="float">
            <text:p>0.2449489072</text:p>
          </table:table-cell>
          <table:table-cell/>
          <table:table-cell table:style-name="ce3" office:value-type="float" office:value="0.24873961647338" calcext:value-type="float">
            <text:p>0.2487396165</text:p>
          </table:table-cell>
          <table:table-cell/>
          <table:table-cell table:formula="of:=[.D25]/[.F25]" office:value-type="float" office:value="0.984760331776805" calcext:value-type="float">
            <text:p>0.9847603318</text:p>
          </table:table-cell>
          <table:table-cell table:formula="of:=[.D25]-[.F25]" office:value-type="float" office:value="-0.00379070922901897" calcext:value-type="float">
            <text:p>-0.003790709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formula="of:=[.M25]/[.O25]" office:value-type="float" office:value="1.00000000463451" calcext:value-type="float">
            <text:p>1.0000000046</text:p>
          </table:table-cell>
          <table:table-cell table:formula="of:=[.M25]-[.O25]" office:value-type="float" office:value="0.00000000115278600554269" calcext:value-type="float">
            <text:p>1.15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1.04530729251553E-015" calcext:value-type="float">
            <text:p>-1.04530729251553E-015</text:p>
          </table:table-cell>
          <table:table-cell/>
          <table:table-cell table:formula="of:=[.D26]/[.F26]" office:value-type="float" office:value="-0" calcext:value-type="float">
            <text:p>0</text:p>
          </table:table-cell>
          <table:table-cell table:formula="of:=[.D26]-[.F26]" office:value-type="float" office:value="1.04530729251553E-015" calcext:value-type="float">
            <text:p>1.04530729251553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26]/[.O26]" office:value-type="float" office:value="-0.123320718268463" calcext:value-type="float">
            <text:p>-0.1233207183</text:p>
          </table:table-cell>
          <table:table-cell table:formula="of:=[.M26]-[.O26]" office:value-type="float" office:value="9.96977294576666E-016" calcext:value-type="float">
            <text:p>9.97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27]/[.F27]" office:value-type="float" office:value="1" calcext:value-type="float">
            <text:p>1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27]/[.O27]" office:value-type="float" office:value="0.99999999999998" calcext:value-type="float">
            <text:p>1</text:p>
          </table:table-cell>
          <table:table-cell table:formula="of:=[.M27]-[.O27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98334435" calcext:value-type="float">
            <text:p>3483.0379833444</text:p>
          </table:table-cell>
          <table:table-cell/>
          <table:table-cell table:style-name="ce3" office:value-type="float" office:value="3483.03783092255" calcext:value-type="float">
            <text:p>3483.0378309226</text:p>
          </table:table-cell>
          <table:table-cell/>
          <table:table-cell table:formula="of:=[.D33]/[.F33]" office:value-type="float" office:value="1.00000004376117" calcext:value-type="float">
            <text:p>1.0000000438</text:p>
          </table:table-cell>
          <table:table-cell table:formula="of:=[.D33]-[.F33]" office:value-type="float" office:value="0.000152421800066804" calcext:value-type="float">
            <text:p>0.000152421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33]/[.O33]" office:value-type="float" office:value="1.00000000862176" calcext:value-type="float">
            <text:p>1.0000000086</text:p>
          </table:table-cell>
          <table:table-cell table:formula="of:=[.M33]-[.O33]" office:value-type="float" office:value="0.0000300298997899517" calcext:value-type="float">
            <text:p>3.00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01117528258" calcext:value-type="float">
            <text:p>18.6011175283</text:p>
          </table:table-cell>
          <table:table-cell/>
          <table:table-cell table:style-name="ce3" office:value-type="float" office:value="18.7105788525868" calcext:value-type="float">
            <text:p>18.7105788526</text:p>
          </table:table-cell>
          <table:table-cell/>
          <table:table-cell table:formula="of:=[.D34]/[.F34]" office:value-type="float" office:value="0.994149762805779" calcext:value-type="float">
            <text:p>0.9941497628</text:p>
          </table:table-cell>
          <table:table-cell table:formula="of:=[.D34]-[.F34]" office:value-type="float" office:value="-0.109461324328798" calcext:value-type="float">
            <text:p>-0.109461324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34]/[.O34]" office:value-type="float" office:value="1.00000001624313" calcext:value-type="float">
            <text:p>1.0000000162</text:p>
          </table:table-cell>
          <table:table-cell table:formula="of:=[.M34]-[.O34]" office:value-type="float" office:value="0.000000303918398003589" calcext:value-type="float">
            <text:p>3.0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0.0000000000000269697251799105" calcext:value-type="float">
            <text:p>-2.69697251799105E-014</text:p>
          </table:table-cell>
          <table:table-cell/>
          <table:table-cell table:formula="of:=[.D35]/[.F35]" office:value-type="float" office:value="-0" calcext:value-type="float">
            <text:p>0</text:p>
          </table:table-cell>
          <table:table-cell table:formula="of:=[.D35]-[.F35]" office:value-type="float" office:value="0.0000000000000269697251799105" calcext:value-type="float">
            <text:p>2.69697251799105E-01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35]/[.O35]" office:value-type="float" office:value="0.838323499177008" calcext:value-type="float">
            <text:p>0.8383234992</text:p>
          </table:table-cell>
          <table:table-cell table:formula="of:=[.M35]-[.O35]" office:value-type="float" office:value="5.2012985434934E-015" calcext:value-type="float">
            <text:p>5.20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9549439106" calcext:value-type="float">
            <text:p>2.6301954944</text:p>
          </table:table-cell>
          <table:table-cell/>
          <table:table-cell table:style-name="ce3" office:value-type="float" office:value="2.63018610980676" calcext:value-type="float">
            <text:p>2.6301861098</text:p>
          </table:table-cell>
          <table:table-cell/>
          <table:table-cell table:formula="of:=[.D36]/[.F36]" office:value-type="float" office:value="1.00000356803052" calcext:value-type="float">
            <text:p>1.000003568</text:p>
          </table:table-cell>
          <table:table-cell table:formula="of:=[.D36]-[.F36]" office:value-type="float" office:value="0.00000938458429988742" calcext:value-type="float">
            <text:p>9.38458429988742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36]/[.O36]" office:value-type="float" office:value="0.999999812887645" calcext:value-type="float">
            <text:p>0.9999998129</text:p>
          </table:table-cell>
          <table:table-cell table:formula="of:=[.M36]-[.O36]" office:value-type="float" office:value="-0.00000049214040975798" calcext:value-type="float">
            <text:p>-4.92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4948907244361" calcext:value-type="float">
            <text:p>0.2449489072</text:p>
          </table:table-cell>
          <table:table-cell/>
          <table:table-cell table:style-name="ce3" office:value-type="float" office:value="0.248739611850135" calcext:value-type="float">
            <text:p>0.2487396119</text:p>
          </table:table-cell>
          <table:table-cell/>
          <table:table-cell table:formula="of:=[.D37]/[.F37]" office:value-type="float" office:value="0.984760350080236" calcext:value-type="float">
            <text:p>0.9847603501</text:p>
          </table:table-cell>
          <table:table-cell table:formula="of:=[.D37]-[.F37]" office:value-type="float" office:value="-0.00379070460577399" calcext:value-type="float">
            <text:p>-0.003790704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37]/[.O37]" office:value-type="float" office:value="0.999999981413315" calcext:value-type="float">
            <text:p>0.9999999814</text:p>
          </table:table-cell>
          <table:table-cell table:formula="of:=[.M37]-[.O37]" office:value-type="float" office:value="-0.00000000462324498129441" calcext:value-type="float">
            <text:p>-4.6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8.87526846396505E-016" calcext:value-type="float">
            <text:p>-8.87526846396505E-016</text:p>
          </table:table-cell>
          <table:table-cell/>
          <table:table-cell table:formula="of:=[.D38]/[.F38]" office:value-type="float" office:value="-0" calcext:value-type="float">
            <text:p>0</text:p>
          </table:table-cell>
          <table:table-cell table:formula="of:=[.D38]-[.F38]" office:value-type="float" office:value="8.87526846396505E-016" calcext:value-type="float">
            <text:p>8.87526846396505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38]/[.O38]" office:value-type="float" office:value="0.849058313044649" calcext:value-type="float">
            <text:p>0.849058313</text:p>
          </table:table-cell>
          <table:table-cell table:formula="of:=[.M38]-[.O38]" office:value-type="float" office:value="1.57780446119025E-016" calcext:value-type="float">
            <text:p>1.58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39]/[.F39]" office:value-type="float" office:value="1" calcext:value-type="float">
            <text:p>1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3483.03798334435" calcext:value-type="float">
            <text:p>3483.0379833444</text:p>
          </table:table-cell>
          <table:table-cell/>
          <table:table-cell table:style-name="ce3" office:value-type="float" office:value="3483.03782313061" calcext:value-type="float">
            <text:p>3483.0378231306</text:p>
          </table:table-cell>
          <table:table-cell/>
          <table:table-cell table:formula="of:=[.D45]/[.F45]" office:value-type="float" office:value="1.00000004599828" calcext:value-type="float">
            <text:p>1.000000046</text:p>
          </table:table-cell>
          <table:table-cell table:formula="of:=[.D45]-[.F45]" office:value-type="float" office:value="0.000160213739945903" calcext:value-type="float">
            <text:p>0.000160213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formula="of:=[.M45]/[.O45]" office:value-type="float" office:value="0.999999999998829" calcext:value-type="float">
            <text:p>1</text:p>
          </table:table-cell>
          <table:table-cell table:formula="of:=[.M45]-[.O45]" office:value-type="float" office:value="-0.00000000407999323215336" calcext:value-type="float">
            <text:p>-4.08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8.601117528258" calcext:value-type="float">
            <text:p>18.6011175283</text:p>
          </table:table-cell>
          <table:table-cell/>
          <table:table-cell table:style-name="ce3" office:value-type="float" office:value="18.710578770168" calcext:value-type="float">
            <text:p>18.7105787702</text:p>
          </table:table-cell>
          <table:table-cell/>
          <table:table-cell table:formula="of:=[.D46]/[.F46]" office:value-type="float" office:value="0.99414976718494" calcext:value-type="float">
            <text:p>0.9941497672</text:p>
          </table:table-cell>
          <table:table-cell table:formula="of:=[.D46]-[.F46]" office:value-type="float" office:value="-0.109461241909997" calcext:value-type="float">
            <text:p>-0.109461241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formula="of:=[.M46]/[.O46]" office:value-type="float" office:value="0.999999999998958" calcext:value-type="float">
            <text:p>1</text:p>
          </table:table-cell>
          <table:table-cell table:formula="of:=[.M46]-[.O46]" office:value-type="float" office:value="-0.0000000000194972926692572" calcext:value-type="float">
            <text:p>-1.9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6.53642993413797E-015" calcext:value-type="float">
            <text:p>6.53642993413797E-015</text:p>
          </table:table-cell>
          <table:table-cell/>
          <table:table-cell table:formula="of:=[.D47]/[.F47]" office:value-type="float" office:value="0" calcext:value-type="float">
            <text:p>0</text:p>
          </table:table-cell>
          <table:table-cell table:formula="of:=[.D47]-[.F47]" office:value-type="float" office:value="-6.53642993413797E-015" calcext:value-type="float">
            <text:p>-6.53642993413797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formula="of:=[.M47]/[.O47]" office:value-type="float" office:value="0.452430988834924" calcext:value-type="float">
            <text:p>0.4524309888</text:p>
          </table:table-cell>
          <table:table-cell table:formula="of:=[.M47]-[.O47]" office:value-type="float" office:value="-3.57914647558573E-015" calcext:value-type="float">
            <text:p>-3.58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2.63019549439106" calcext:value-type="float">
            <text:p>2.6301954944</text:p>
          </table:table-cell>
          <table:table-cell/>
          <table:table-cell table:style-name="ce3" office:value-type="float" office:value="2.63018623750401" calcext:value-type="float">
            <text:p>2.6301862375</text:p>
          </table:table-cell>
          <table:table-cell/>
          <table:table-cell table:formula="of:=[.D48]/[.F48]" office:value-type="float" office:value="1.00000351947969" calcext:value-type="float">
            <text:p>1.0000035195</text:p>
          </table:table-cell>
          <table:table-cell table:formula="of:=[.D48]-[.F48]" office:value-type="float" office:value="0.00000925688705022409" calcext:value-type="float">
            <text:p>9.25688705022409E-00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formula="of:=[.M48]/[.O48]" office:value-type="float" office:value="1.0000000000254" calcext:value-type="float">
            <text:p>1</text:p>
          </table:table-cell>
          <table:table-cell table:formula="of:=[.M48]-[.O48]" office:value-type="float" office:value="0.000000000066810112997473" calcext:value-type="float">
            <text:p>6.68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244948907244361" calcext:value-type="float">
            <text:p>0.2449489072</text:p>
          </table:table-cell>
          <table:table-cell/>
          <table:table-cell table:style-name="ce3" office:value-type="float" office:value="0.248739613002123" calcext:value-type="float">
            <text:p>0.248739613</text:p>
          </table:table-cell>
          <table:table-cell/>
          <table:table-cell table:formula="of:=[.D49]/[.F49]" office:value-type="float" office:value="0.984760345519515" calcext:value-type="float">
            <text:p>0.9847603455</text:p>
          </table:table-cell>
          <table:table-cell table:formula="of:=[.D49]-[.F49]" office:value-type="float" office:value="-0.003790705757762" calcext:value-type="float">
            <text:p>-0.003790705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formula="of:=[.M49]/[.O49]" office:value-type="float" office:value="1.00000000000321" calcext:value-type="float">
            <text:p>1</text:p>
          </table:table-cell>
          <table:table-cell table:formula="of:=[.M49]-[.O49]" office:value-type="float" office:value="0.000000000000798000554524947" calcext:value-type="float">
            <text:p>7.98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1.21945241428438E-016" calcext:value-type="float">
            <text:p>1.21945241428438E-016</text:p>
          </table:table-cell>
          <table:table-cell/>
          <table:table-cell table:formula="of:=[.D50]/[.F50]" office:value-type="float" office:value="0" calcext:value-type="float">
            <text:p>0</text:p>
          </table:table-cell>
          <table:table-cell table:formula="of:=[.D50]-[.F50]" office:value-type="float" office:value="-1.21945241428438E-016" calcext:value-type="float">
            <text:p>-1.21945241428438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formula="of:=[.M50]/[.O50]" office:value-type="float" office:value="0.897537672631454" calcext:value-type="float">
            <text:p>0.8975376726</text:p>
          </table:table-cell>
          <table:table-cell table:formula="of:=[.M50]-[.O50]" office:value-type="float" office:value="-1.2494793248277E-017" calcext:value-type="float">
            <text:p>-1.25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formula="of:=[.D51]/[.F51]" office:value-type="float" office:value="1" calcext:value-type="float">
            <text:p>1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.99999999999998" calcext:value-type="float">
            <text:p>1</text:p>
          </table:table-cell>
          <table:table-cell table:formula="of:=[.M51]-[.O51]" office:value-type="float" office:value="-0.00000000000200373051484348" calcext:value-type="float">
            <text:p>-2.00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style-name="ce4" table:formula="of:=[.F33]" office:value-type="float" office:value="3483.03783092255" calcext:value-type="float">
            <text:p>3483.0378309226</text:p>
          </table:table-cell>
          <table:table-cell/>
          <table:table-cell table:formula="of:=[.M57]/[.O57]" office:value-type="float" office:value="0.99999999776289" calcext:value-type="float">
            <text:p>0.9999999978</text:p>
          </table:table-cell>
          <table:table-cell table:formula="of:=[.M57]-[.O57]" office:value-type="float" office:value="-0.00000779193987909821" calcext:value-type="float">
            <text:p>-7.7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style-name="ce4" table:formula="of:=[.F34]" office:value-type="float" office:value="18.7105788525868" calcext:value-type="float">
            <text:p>18.7105788526</text:p>
          </table:table-cell>
          <table:table-cell/>
          <table:table-cell table:formula="of:=[.M58]/[.O58]" office:value-type="float" office:value="0.999999995595069" calcext:value-type="float">
            <text:p>0.9999999956</text:p>
          </table:table-cell>
          <table:table-cell table:formula="of:=[.M58]-[.O58]" office:value-type="float" office:value="-0.0000000824188006731674" calcext:value-type="float">
            <text:p>-8.24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style-name="ce4" table:formula="of:=[.F35]" office:value-type="float" office:value="-0.0000000000000269697251799105" calcext:value-type="float">
            <text:p>-2.69697251799105E-014</text:p>
          </table:table-cell>
          <table:table-cell/>
          <table:table-cell table:formula="of:=[.M59]/[.O59]" office:value-type="float" office:value="-0.242361755284288" calcext:value-type="float">
            <text:p>-0.2423617553</text:p>
          </table:table-cell>
          <table:table-cell table:formula="of:=[.M59]-[.O59]" office:value-type="float" office:value="0.0000000000000335061551140485" calcext:value-type="float">
            <text:p>3.35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style-name="ce4" table:formula="of:=[.F36]" office:value-type="float" office:value="2.63018610980676" calcext:value-type="float">
            <text:p>2.6301861098</text:p>
          </table:table-cell>
          <table:table-cell/>
          <table:table-cell table:formula="of:=[.M60]/[.O60]" office:value-type="float" office:value="1.00000004855065" calcext:value-type="float">
            <text:p>1.0000000486</text:p>
          </table:table-cell>
          <table:table-cell table:formula="of:=[.M60]-[.O60]" office:value-type="float" office:value="0.000000127697249663328" calcext:value-type="float">
            <text:p>1.2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style-name="ce4" table:formula="of:=[.F37]" office:value-type="float" office:value="0.248739611850135" calcext:value-type="float">
            <text:p>0.2487396119</text:p>
          </table:table-cell>
          <table:table-cell/>
          <table:table-cell table:formula="of:=[.M61]/[.O61]" office:value-type="float" office:value="1.0000000046313" calcext:value-type="float">
            <text:p>1.0000000046</text:p>
          </table:table-cell>
          <table:table-cell table:formula="of:=[.M61]-[.O61]" office:value-type="float" office:value="0.00000000115198800498817" calcext:value-type="float">
            <text:p>1.1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style-name="ce4" table:formula="of:=[.F38]" office:value-type="float" office:value="-8.87526846396505E-016" calcext:value-type="float">
            <text:p>-8.87526846396505E-016</text:p>
          </table:table-cell>
          <table:table-cell/>
          <table:table-cell table:formula="of:=[.M62]/[.O62]" office:value-type="float" office:value="-0.137398932689816" calcext:value-type="float">
            <text:p>-0.1373989327</text:p>
          </table:table-cell>
          <table:table-cell table:formula="of:=[.M62]-[.O62]" office:value-type="float" office:value="1.00947208782494E-015" calcext:value-type="float">
            <text:p>1.01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9" calcext:value-type="float">
            <text:p>100.3578251624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3483.03782313061" calcext:value-type="float">
            <text:p>3483.0378231306</text:p>
          </table:table-cell>
          <table:table-cell/>
          <table:table-cell table:style-name="ce4" table:formula="of:=[.F21]" office:value-type="float" office:value="3483.03780089265" calcext:value-type="float">
            <text:p>3483.0378008927</text:p>
          </table:table-cell>
          <table:table-cell/>
          <table:table-cell table:formula="of:=[.M69]/[.O69]" office:value-type="float" office:value="1.00000000638465" calcext:value-type="float">
            <text:p>1.0000000064</text:p>
          </table:table-cell>
          <table:table-cell table:formula="of:=[.M69]-[.O69]" office:value-type="float" office:value="0.0000222379599108535" calcext:value-type="float">
            <text:p>2.2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18.710578770168" calcext:value-type="float">
            <text:p>18.7105787702</text:p>
          </table:table-cell>
          <table:table-cell/>
          <table:table-cell table:style-name="ce4" table:formula="of:=[.F22]" office:value-type="float" office:value="18.7105785486684" calcext:value-type="float">
            <text:p>18.7105785487</text:p>
          </table:table-cell>
          <table:table-cell/>
          <table:table-cell table:formula="of:=[.M70]/[.O70]" office:value-type="float" office:value="1.0000000118382" calcext:value-type="float">
            <text:p>1.0000000118</text:p>
          </table:table-cell>
          <table:table-cell table:formula="of:=[.M70]-[.O70]" office:value-type="float" office:value="0.000000221499597330421" calcext:value-type="float">
            <text:p>2.2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6.53642993413797E-015" calcext:value-type="float">
            <text:p>6.53642993413797E-015</text:p>
          </table:table-cell>
          <table:table-cell/>
          <table:table-cell table:style-name="ce4" table:formula="of:=[.F23]" office:value-type="float" office:value="-0.0000000000000321710237234039" calcext:value-type="float">
            <text:p>-3.21710237234039E-014</text:p>
          </table:table-cell>
          <table:table-cell/>
          <table:table-cell table:formula="of:=[.M71]/[.O71]" office:value-type="float" office:value="-0.203177554756606" calcext:value-type="float">
            <text:p>-0.2031775548</text:p>
          </table:table-cell>
          <table:table-cell table:formula="of:=[.M71]-[.O71]" office:value-type="float" office:value="0.0000000000000387074536575419" calcext:value-type="float">
            <text:p>3.87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2.63018623750401" calcext:value-type="float">
            <text:p>2.6301862375</text:p>
          </table:table-cell>
          <table:table-cell/>
          <table:table-cell table:style-name="ce4" table:formula="of:=[.F24]" office:value-type="float" office:value="2.63018660194717" calcext:value-type="float">
            <text:p>2.6301866019</text:p>
          </table:table-cell>
          <table:table-cell/>
          <table:table-cell table:formula="of:=[.M72]/[.O72]" office:value-type="float" office:value="0.999999861438287" calcext:value-type="float">
            <text:p>0.9999998614</text:p>
          </table:table-cell>
          <table:table-cell table:formula="of:=[.M72]-[.O72]" office:value-type="float" office:value="-0.000000364443160094652" calcext:value-type="float">
            <text:p>-3.64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248739613002123" calcext:value-type="float">
            <text:p>0.248739613</text:p>
          </table:table-cell>
          <table:table-cell/>
          <table:table-cell table:style-name="ce4" table:formula="of:=[.F25]" office:value-type="float" office:value="0.24873961647338" calcext:value-type="float">
            <text:p>0.2487396165</text:p>
          </table:table-cell>
          <table:table-cell/>
          <table:table-cell table:formula="of:=[.M73]/[.O73]" office:value-type="float" office:value="0.999999986044616" calcext:value-type="float">
            <text:p>0.999999986</text:p>
          </table:table-cell>
          <table:table-cell table:formula="of:=[.M73]-[.O73]" office:value-type="float" office:value="-0.00000000347125697630624" calcext:value-type="float">
            <text:p>-3.47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1.21945241428438E-016" calcext:value-type="float">
            <text:p>1.21945241428438E-016</text:p>
          </table:table-cell>
          <table:table-cell/>
          <table:table-cell table:style-name="ce4" table:formula="of:=[.F26]" office:value-type="float" office:value="-1.04530729251553E-015" calcext:value-type="float">
            <text:p>-1.04530729251553E-015</text:p>
          </table:table-cell>
          <table:table-cell/>
          <table:table-cell table:formula="of:=[.M74]/[.O74]" office:value-type="float" office:value="-0.11665970600375" calcext:value-type="float">
            <text:p>-0.116659706</text:p>
          </table:table-cell>
          <table:table-cell table:formula="of:=[.M74]-[.O74]" office:value-type="float" office:value="1.16725253394397E-015" calcext:value-type="float">
            <text:p>1.17E-01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" calcext:value-type="float">
            <text:p>0</text:p>
          </table:table-cell>
          <table:table-cell table:formula="of:=[.D9]-[.F9]" office:value-type="float" office:value="-3483.03782312653" calcext:value-type="float">
            <text:p>-3483.037823126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3483.03782312653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18.7105787701485" calcext:value-type="float">
            <text:p>-18.71057877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18.7105787701485" calcext:value-type="float">
            <text:p>1.87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2.95728345855224E-015" calcext:value-type="float">
            <text:p>2.96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2.63018623757082" calcext:value-type="float">
            <text:p>-2.630186237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2.63018623757082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0" calcext:value-type="float">
            <text:p>0</text:p>
          </table:table-cell>
          <table:table-cell table:formula="of:=[.D13]-[.F13]" office:value-type="float" office:value="-0.248739613002921" calcext:value-type="float">
            <text:p>-0.2487396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.248739613002921" calcext:value-type="float">
            <text:p>2.49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1.09450448180161E-016" calcext:value-type="float">
            <text:p>1.09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3483.03782312653" calcext:value-type="float">
            <text:p>3483.0378231265</text:p>
          </table:table-cell>
          <table:table-cell/>
          <table:table-cell table:formula="of:=[.D9]/[.F9]" office:value-type="float" office:value="0" calcext:value-type="float">
            <text:p>0</text:p>
          </table:table-cell>
          <table:table-cell table:formula="of:=[.D9]-[.F9]" office:value-type="float" office:value="-3483.03782312653" calcext:value-type="float">
            <text:p>-3483.037823126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3483.03782312653" calcext:value-type="float">
            <text:p>3.4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18.7105787701485" calcext:value-type="float">
            <text:p>18.7105787701</text:p>
          </table:table-cell>
          <table:table-cell/>
          <table:table-cell table:formula="of:=[.D10]/[.F10]" office:value-type="float" office:value="0" calcext:value-type="float">
            <text:p>0</text:p>
          </table:table-cell>
          <table:table-cell table:formula="of:=[.D10]-[.F10]" office:value-type="float" office:value="-18.7105787701485" calcext:value-type="float">
            <text:p>-18.71057877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18.7105787701485" calcext:value-type="float">
            <text:p>1.87E+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2.95728345855224E-015" calcext:value-type="float">
            <text:p>2.95728345855224E-015</text:p>
          </table:table-cell>
          <table:table-cell/>
          <table:table-cell table:formula="of:=[.D11]/[.F11]" office:value-type="float" office:value="0" calcext:value-type="float">
            <text:p>0</text:p>
          </table:table-cell>
          <table:table-cell table:formula="of:=[.D11]-[.F11]" office:value-type="float" office:value="-2.95728345855224E-015" calcext:value-type="float">
            <text:p>-2.95728345855224E-01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2.95728345855224E-015" calcext:value-type="float">
            <text:p>2.96E-015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2.63018623757082" calcext:value-type="float">
            <text:p>2.6301862376</text:p>
          </table:table-cell>
          <table:table-cell/>
          <table:table-cell table:formula="of:=[.D12]/[.F12]" office:value-type="float" office:value="0" calcext:value-type="float">
            <text:p>0</text:p>
          </table:table-cell>
          <table:table-cell table:formula="of:=[.D12]-[.F12]" office:value-type="float" office:value="-2.63018623757082" calcext:value-type="float">
            <text:p>-2.630186237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2.63018623757082" calcext:value-type="float">
            <text:p>2.63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0.248739613002921" calcext:value-type="float">
            <text:p>0.248739613</text:p>
          </table:table-cell>
          <table:table-cell/>
          <table:table-cell table:formula="of:=[.D13]/[.F13]" office:value-type="float" office:value="0" calcext:value-type="float">
            <text:p>0</text:p>
          </table:table-cell>
          <table:table-cell table:formula="of:=[.D13]-[.F13]" office:value-type="float" office:value="-0.248739613002921" calcext:value-type="float">
            <text:p>-0.24873961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.248739613002921" calcext:value-type="float">
            <text:p>2.49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1.09450448180161E-016" calcext:value-type="float">
            <text:p>1.09450448180161E-016</text:p>
          </table:table-cell>
          <table:table-cell/>
          <table:table-cell table:formula="of:=[.D14]/[.F14]" office:value-type="float" office:value="0" calcext:value-type="float">
            <text:p>0</text:p>
          </table:table-cell>
          <table:table-cell table:formula="of:=[.D14]-[.F14]" office:value-type="float" office:value="-1.09450448180161E-016" calcext:value-type="float">
            <text:p>-1.0945044818016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1.09450448180161E-016" calcext:value-type="float">
            <text:p>1.09E-016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100.357825162417" calcext:value-type="float">
            <text:p>100.3578251624</text:p>
          </table:table-cell>
          <table:table-cell/>
          <table:table-cell table:formula="of:=[.D15]/[.F15]" office:value-type="float" office:value="0" calcext:value-type="float">
            <text:p>0</text:p>
          </table:table-cell>
          <table:table-cell table:formula="of:=[.D15]-[.F15]" office:value-type="float" office:value="-100.357825162417" calcext:value-type="float">
            <text:p>-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100.357825162417" calcext:value-type="float">
            <text:p>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27]/[.F27]" office:value-type="string" office:string-value="" calcext:value-type="error">
            <text:p>#DIV/0!</text:p>
          </table:table-cell>
          <table:table-cell table:formula="of:=[.D27]-[.F27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39]/[.F39]" office:value-type="string" office:string-value="" calcext:value-type="error">
            <text:p>#DIV/0!</text:p>
          </table:table-cell>
          <table:table-cell table:formula="of:=[.D39]-[.F39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3483.03782312653" calcext:value-type="float">
            <text:p>3483.0378231265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3483.03782312653" calcext:value-type="float">
            <text:p>3.4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18.7105787701485" calcext:value-type="float">
            <text:p>18.7105787701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18.7105787701485" calcext:value-type="float">
            <text:p>1.87E+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2.95728345855224E-015" calcext:value-type="float">
            <text:p>2.95728345855224E-015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2.95728345855224E-015" calcext:value-type="float">
            <text:p>2.96E-0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2.63018623757082" calcext:value-type="float">
            <text:p>2.6301862376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2.63018623757082" calcext:value-type="float">
            <text:p>2.63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.248739613002921" calcext:value-type="float">
            <text:p>0.248739613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.248739613002921" calcext:value-type="float">
            <text:p>2.4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1.09450448180161E-016" calcext:value-type="float">
            <text:p>1.09450448180161E-016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1.09450448180161E-016" calcext:value-type="float">
            <text:p>1.09E-0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51]/[.F51]" office:value-type="string" office:string-value="" calcext:value-type="error">
            <text:p>#DIV/0!</text:p>
          </table:table-cell>
          <table:table-cell table:formula="of:=[.D51]-[.F51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100.357825162417" calcext:value-type="float">
            <text:p>100.3578251624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100.357825162417" calcext:value-type="float">
            <text:p>1.00E+00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6-03T10:15:50.294070955</dc:date>
    <dc:creator>Stacha Petrovic</dc:creator>
    <meta:editing-duration>P8DT8H59M54S</meta:editing-duration>
    <meta:editing-cycles>210</meta:editing-cycles>
    <meta:document-statistic meta:table-count="4" meta:cell-count="1547" meta:object-count="0"/>
    <meta:user-defined meta:name="qrichtext">1</meta:user-defined>
  </office:meta>
</office:document-meta>
</file>